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Preformatted_20_Text">
      <style:text-properties fo:language="sv" fo:country="FI"/>
    </style:style>
    <style:style style:name="P3" style:family="paragraph" style:parent-style-name="Default_20_Text" style:master-page-name="MP0">
      <style:paragraph-properties style:page-number="auto" fo:break-before="page"/>
    </style:style>
    <style:style style:name="P4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T1" style:family="text">
      <style:text-properties fo:language="sv" fo:country="FI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ETORAKENTEIDEN HARJOITUSTYÖ, KESÄ 2012</text:p>
      <text:p text:style-name="Default_20_Text"/>
      <text:p text:style-name="Default_20_Text">TESTA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1">Reitinetsintä verkossa: Dijkstran algoritmi</text:p>
      <text:p text:style-name="Default_20_Text"/>
      <text:p text:style-name="Default_20_Text">Testisuunnitelma</text:p>
      <text:p text:style-name="Default_20_Text"/>
      <text:p text:style-name="P1">Ohjelma </text:p>
      <text:p text:style-name="Default_20_Text"/>
      <text:p text:style-name="Default_20_Text">Testin syötteet</text:p>
      <text:p text:style-name="P1"/>
      <text:p text:style-name="P1">Ohjelma saa suunnatun verkon esityksen ja lähtösolmun tekstitiedostona, jossa kerrotaan solmujen lukumäärä, aloitussolmu ja solmujen väliset kaaret. Solmujen numerointi alkaa ykkösestä eteenpäin. Kaarien kustannusten tulee olla epänegatiiviset. </text:p>
      <text:p text:style-name="P1"><text:span text:style-name="T1"/></text:p>
      <text:p text:style-name="Default_20_Text">Testien toistettavuus</text:p>
      <text:p text:style-name="Default_20_Text"><text:tab/></text:p>
      <text:p text:style-name="P1">A</text:p>
      <text:p text:style-name="P1"/>
      <text:p text:style-name="Default_20_Text">Muuta huomioitav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05T17:57:02.64</dc:date>
    <meta:editing-cycles>7</meta:editing-cycles>
    <meta:editing-duration>PT01H55M55S</meta:editing-duration>
    <meta:document-statistic meta:table-count="0" meta:image-count="0" meta:object-count="0" meta:page-count="1" meta:paragraph-count="16" meta:word-count="59" meta:character-count="5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